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10.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8.95cm" fo:min-width="16.7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7.8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fill-color="#ffffff"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0"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10.3cm"/>
    </style:style>
    <style:style style:name="gr21"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2"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3"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5"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6"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6.3cm"/>
    </style:style>
    <style:style style:name="gr27"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5.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1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6.572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draw:fill-color="#ffffff"/>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P14"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style:style style:name="T12" style:family="text">
      <style:text-properties style:use-window-font-color="true" style:font-name="Liberation Mono1" fo:font-size="15pt" fo:font-weight="bold" style:font-size-asian="16pt" style:font-weight-asian="bold" style:font-size-complex="16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8cm" svg:height="7.3cm" svg:x="5.7cm" svg:y="12.3cm">
          <text:p/>
          <draw:enhanced-geometry svg:viewBox="0 0 21600 21600" draw:type="rectangle" draw:enhanced-path="M 0 0 L 21600 0 21600 21600 0 21600 0 0 Z N"/>
        </draw:custom-shape>
        <draw:custom-shape draw:style-name="gr2" draw:text-style-name="P1" draw:layer="layout" svg:width="17.2cm" svg:height="9.2cm" svg:x="5.7cm" svg:y="2.7cm">
          <text:p/>
          <draw:enhanced-geometry svg:viewBox="0 0 21600 21600" draw:type="rectangle" draw:enhanced-path="M 0 0 L 21600 0 21600 21600 0 21600 0 0 Z N"/>
        </draw:custom-shape>
        <draw:custom-shape draw:style-name="gr3" draw:text-style-name="P2" draw:layer="layout" svg:width="18cm" svg:height="18.1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9"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65cm" svg:y2="14.9cm" draw:start-shape="id2" draw:start-glue-point="3" draw:end-shape="id3" draw:end-glue-point="1" svg:d="M3000 11100v1900h650v1900" svg:viewBox="0 0 651 3801">
          <text:p/>
        </draw:connector>
        <draw:custom-shape draw:style-name="gr12"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3"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1" draw:text-style-name="P2" draw:layer="layout" svg:x1="1.75cm" svg:y1="16cm" svg:x2="1.75cm" svg:y2="17.7cm" draw:start-shape="id1" draw:start-glue-point="3" draw:end-shape="id4" draw:end-glue-point="1" svg:d="M1750 16000v1700" svg:viewBox="0 0 1 1701">
          <text:p/>
        </draw:connector>
        <draw:connector draw:style-name="gr14" draw:text-style-name="P2" draw:layer="layout" svg:x1="3.65cm" svg:y1="20cm" svg:x2="3.65cm" svg:y2="19.2cm" draw:start-shape="id5" draw:start-glue-point="1" draw:end-shape="id3" draw:end-glue-point="3" svg:d="M3650 20000v-800" svg:viewBox="0 0 1 801">
          <text:p/>
        </draw:connector>
        <draw:custom-shape draw:style-name="gr15"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5"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6" draw:text-style-name="P2" draw:layer="layout" svg:x1="9.6cm" svg:y1="4.3cm" svg:x2="9.6cm" svg:y2="5cm" draw:start-shape="id7" draw:start-glue-point="2" draw:end-shape="id6" draw:end-glue-point="0" svg:d="M9600 4300v700" svg:viewBox="0 0 1 701">
          <text:p/>
        </draw:connector>
        <draw:custom-shape draw:style-name="gr17" draw:text-style-name="P9" xml:id="id9" draw:id="id9" draw:layer="layout" svg:width="6.8cm" svg:height="2cm" svg:x="14.9cm" svg:y="3.9cm">
          <text:p text:style-name="P4"><text:span text:style-name="T6">PERCEPT_CONSPECIFICS</text:span></text:p>
          <draw:enhanced-geometry svg:viewBox="0 0 21600 21600" draw:type="rectangle" draw:enhanced-path="M 0 0 L 21600 0 21600 21600 0 21600 0 0 Z N"/>
        </draw:custom-shape>
        <draw:custom-shape draw:style-name="gr17"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8" draw:text-style-name="P2" draw:layer="layout" draw:line-skew="0.65cm" svg:x1="6.2cm" svg:y1="9.7cm" svg:x2="2.3cm" svg:y2="13.75cm" draw:start-shape="id8" draw:start-glue-point="3" draw:end-shape="id1" draw:end-glue-point="2" svg:d="M6200 9700h-1300v4050h-2600" svg:viewBox="0 0 3901 4051">
          <text:p/>
        </draw:connector>
        <draw:connector draw:style-name="gr18" draw:text-style-name="P2" draw:layer="layout" svg:x1="14.9cm" svg:y1="4.9cm" svg:x2="13cm" svg:y2="3.7cm" draw:start-shape="id9" draw:start-glue-point="3" draw:end-shape="id7" draw:end-glue-point="1" svg:d="M14900 4900h-950v-1200h-950" svg:viewBox="0 0 1901 1201">
          <text:p/>
        </draw:connector>
        <draw:frame draw:style-name="gr19" draw:text-style-name="P10" draw:layer="layout" svg:width="13.021cm" svg:height="0.962cm" svg:x="0.379cm" svg:y="0.4cm">
          <draw:text-box>
            <text:p><text:span text:style-name="T7">Class hierarchy: </text:span><text:span text:style-name="T8">perception objects</text:span></text:p>
          </draw:text-box>
        </draw:frame>
        <draw:custom-shape draw:style-name="gr17" draw:text-style-name="P9" xml:id="id10" draw:id="id10" draw:layer="layout" svg:width="6.8cm" svg:height="2cm" svg:x="14.9cm" svg:y="6.6cm">
          <text:p text:style-name="P4"><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7.6cm" svg:x2="12.981cm" svg:y2="7.413cm" draw:start-shape="id10" draw:start-glue-point="3" draw:end-shape="id11" draw:end-glue-point="1" svg:d="M14900 7600h-959v-187h-960" svg:viewBox="0 0 1920 188">
          <text:p/>
        </draw:connector>
        <draw:custom-shape draw:style-name="gr20" draw:text-style-name="P2" draw:layer="layout" svg:width="10.8cm" svg:height="3.4cm" svg:x="5.3cm" svg:y="20.2cm">
          <text:p/>
          <draw:enhanced-geometry svg:viewBox="0 0 21600 21600" draw:type="rectangle" draw:enhanced-path="M 0 0 L 21600 0 21600 21600 0 21600 0 0 Z N"/>
        </draw:custom-shape>
        <draw:frame draw:style-name="gr21" draw:text-style-name="P3" draw:layer="layout" svg:width="3.211cm" svg:height="0.89cm" draw:transform="rotate (1.5707963267949) translate (15.21cm 23.411cm)">
          <draw:text-box>
            <text:p><text:span text:style-name="T1">THE_BODY</text:span></text:p>
          </draw:text-box>
        </draw:frame>
        <draw:custom-shape draw:style-name="gr22" draw:text-style-name="P5" xml:id="id13" draw:id="id13" draw:layer="layout" svg:width="7cm" svg:height="2cm" svg:x="6.1cm" svg:y="20.9cm">
          <text:p text:style-name="P4"><text:span text:style-name="T2">CONDITION</text:span></text:p>
          <draw:enhanced-geometry svg:viewBox="0 0 21600 21600" draw:type="rectangle" draw:enhanced-path="M 0 0 L 21600 0 21600 21600 0 21600 0 0 Z N"/>
        </draw:custom-shape>
        <draw:connector draw:style-name="gr23" draw:text-style-name="P4" draw:layer="layout" draw:line-skew="0.2cm" svg:x1="7.2cm" svg:y1="18.9cm" svg:x2="9.6cm" svg:y2="20.9cm" draw:start-shape="id12" draw:start-glue-point="3" draw:end-shape="id13" svg:d="M7200 18900v1200h2400v800" svg:viewBox="0 0 2401 2001">
          <text:p/>
        </draw:connector>
        <draw:connector draw:style-name="gr23" draw:text-style-name="P4" draw:layer="layout" svg:x1="9.6cm" svg:y1="18.9cm" svg:x2="9.6cm" svg:y2="20.9cm" draw:start-shape="id14" draw:start-glue-point="3" draw:end-shape="id13" draw:end-glue-point="0" svg:d="M9600 18900v2000" svg:viewBox="0 0 1 2001">
          <text:p/>
        </draw:connector>
        <draw:connector draw:style-name="gr23" draw:text-style-name="P4" draw:layer="layout" draw:line-skew="0.2cm" svg:x1="12cm" svg:y1="18.9cm" svg:x2="9.6cm" svg:y2="20.9cm" draw:start-shape="id15" draw:start-glue-point="3" draw:end-shape="id13" draw:end-glue-point="0" svg:d="M12000 18900v1200h-2400v800" svg:viewBox="0 0 2401 2001">
          <text:p/>
        </draw:connector>
        <draw:frame draw:style-name="gr24" draw:text-style-name="P11" draw:layer="layout" svg:width="6.602cm" svg:height="0.806cm" svg:x="16.298cm" svg:y="2.7cm">
          <draw:text-box>
            <text:p><text:span text:style-name="T9">External spatial perceptions</text:span></text:p>
          </draw:text-box>
        </draw:frame>
        <draw:custom-shape draw:style-name="gr25" draw:text-style-name="P12" xml:id="id16" draw:id="id16" draw:layer="layout" svg:width="4.5cm" svg:height="2cm" svg:x="17.3cm" svg:y="20.9cm">
          <text:p text:style-name="P4"><text:span text:style-name="T10">HORMONES</text:span></text:p>
          <draw:enhanced-geometry svg:viewBox="0 0 21600 21600" draw:type="rectangle" draw:enhanced-path="M 0 0 L 21600 0 21600 21600 0 21600 0 0 Z N"/>
        </draw:custom-shape>
        <draw:custom-shape draw:style-name="gr26" draw:text-style-name="P2" draw:layer="layout" svg:width="6.8cm" svg:height="3.4cm" svg:x="16.5cm" svg:y="20.2cm">
          <text:p/>
          <draw:enhanced-geometry svg:viewBox="0 0 21600 21600" draw:type="rectangle" draw:enhanced-path="M 0 0 L 21600 0 21600 21600 0 21600 0 0 Z N"/>
        </draw:custom-shape>
        <draw:connector draw:style-name="gr14" draw:text-style-name="P2" draw:layer="layout" draw:line-skew="-0.05cm" svg:x1="9.6cm" svg:y1="22.9cm" svg:x2="19.55cm" svg:y2="22.9cm" draw:start-shape="id13" draw:start-glue-point="2" draw:end-shape="id16" draw:end-glue-point="2" svg:d="M9600 22900v500h9950v-500" svg:viewBox="0 0 9951 501">
          <text:p/>
        </draw:connector>
        <draw:frame draw:style-name="gr4" draw:text-style-name="P13" draw:layer="layout" svg:width="4.566cm" svg:height="0.89cm" svg:x="18.7cm" svg:y="20.1cm">
          <draw:text-box>
            <text:p><text:span text:style-name="T11">THE_HORMONES</text:span></text:p>
          </draw:text-box>
        </draw:frame>
        <draw:connector draw:style-name="gr23" draw:text-style-name="P4" draw:layer="layout" draw:line-skew="0.2cm" svg:x1="14.5cm" svg:y1="18.9cm" svg:x2="9.6cm" svg:y2="20.9cm" draw:start-shape="id17" draw:start-glue-point="3" draw:end-shape="id13" draw:end-glue-point="0" svg:d="M14500 18900v1200h-4900v800" svg:viewBox="0 0 4901 2001">
          <text:p/>
        </draw:connector>
        <draw:custom-shape draw:style-name="gr15"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6" draw:text-style-name="P2" draw:layer="layout" svg:x1="9.581cm" svg:y1="6.813cm" svg:x2="9.6cm" svg:y2="6.2cm" draw:start-shape="id11" draw:start-glue-point="0" draw:end-shape="id6" draw:end-glue-point="2" svg:d="M9581 6813v-306h19v-307" svg:viewBox="0 0 20 614">
          <text:p/>
        </draw:connector>
        <draw:custom-shape draw:style-name="gr27" draw:text-style-name="P1" draw:layer="layout" svg:width="6cm" svg:height="7.3cm" svg:x="16.9cm" svg:y="12.3cm">
          <text:p/>
          <draw:enhanced-geometry svg:viewBox="0 0 21600 21600" draw:type="rectangle" draw:enhanced-path="M 0 0 L 21600 0 21600 21600 0 21600 0 0 Z N"/>
        </draw:custom-shape>
        <draw:custom-shape draw:style-name="gr28" draw:text-style-name="P9" xml:id="id12" draw:id="id12" draw:layer="layout" svg:width="6.017cm" svg:height="2cm" draw:transform="rotate (1.5707963267949) translate (6.2cm 18.9cm)">
          <text:p text:style-name="P4"><text:span text:style-name="T6">PERCEPT_STOMACH</text:span></text:p>
          <draw:enhanced-geometry svg:viewBox="0 0 21600 21600" draw:type="rectangle" draw:enhanced-path="M 0 0 L 21600 0 21600 21600 0 21600 0 0 Z N"/>
        </draw:custom-shape>
        <draw:custom-shape draw:style-name="gr29" draw:text-style-name="P9" xml:id="id15" draw:id="id15" draw:layer="layout" svg:width="6cm" svg:height="2cm" draw:transform="rotate (1.5707963267949) translate (11cm 18.9cm)">
          <text:p text:style-name="P4"><text:span text:style-name="T6">PERCEPT_BODY_MASS</text:span></text:p>
          <draw:enhanced-geometry svg:viewBox="0 0 21600 21600" draw:type="rectangle" draw:enhanced-path="M 0 0 L 21600 0 21600 21600 0 21600 0 0 Z N"/>
        </draw:custom-shape>
        <draw:custom-shape draw:style-name="gr29" draw:text-style-name="P9" xml:id="id14" draw:id="id14" draw:layer="layout" svg:width="6cm" svg:height="2cm" draw:transform="rotate (1.5707963267949) translate (8.6cm 18.9cm)">
          <text:p text:style-name="P4"><text:span text:style-name="T6">PERCEPT_ENERGY</text:span></text:p>
          <draw:enhanced-geometry svg:viewBox="0 0 21600 21600" draw:type="rectangle" draw:enhanced-path="M 0 0 L 21600 0 21600 21600 0 21600 0 0 Z N"/>
        </draw:custom-shape>
        <draw:frame draw:style-name="gr30" draw:text-style-name="P11" draw:layer="layout" svg:width="4.862cm" svg:height="0.806cm" draw:transform="rotate (1.5707963267949) translate (15.694cm 17.362cm)">
          <draw:text-box>
            <text:p><text:span text:style-name="T9">Internal perceptions</text:span></text:p>
          </draw:text-box>
        </draw:frame>
        <draw:custom-shape draw:style-name="gr29" draw:text-style-name="P9" xml:id="id17" draw:id="id17" draw:layer="layout" svg:width="6cm" svg:height="2cm" draw:transform="rotate (1.5707963267949) translate (13.5cm 18.9cm)">
          <text:p text:style-name="P4"><text:span text:style-name="T6">PERCEPT_AGE</text:span></text:p>
          <draw:enhanced-geometry svg:viewBox="0 0 21600 21600" draw:type="rectangle" draw:enhanced-path="M 0 0 L 21600 0 21600 21600 0 21600 0 0 Z N"/>
        </draw:custom-shape>
        <draw:custom-shape draw:style-name="gr29" draw:text-style-name="P9" xml:id="id20" draw:id="id20" draw:layer="layout" svg:width="6cm" svg:height="2cm" draw:transform="rotate (1.5707963267949) translate (17.3cm 18.9cm)">
          <text:p text:style-name="P4"><text:span text:style-name="T6">PERCEPT_LIGHT</text:span></text:p>
          <draw:enhanced-geometry svg:viewBox="0 0 21600 21600" draw:type="rectangle" draw:enhanced-path="M 0 0 L 21600 0 21600 21600 0 21600 0 0 Z N"/>
        </draw:custom-shape>
        <draw:frame draw:style-name="gr31" draw:text-style-name="P11" draw:layer="layout" svg:width="7.072cm" svg:height="0.806cm" draw:transform="rotate (1.5707963267949) translate (22.1cm 19.6cm)">
          <draw:text-box>
            <text:p><text:span text:style-name="T9">Direct non-spatial perceptions</text:span></text:p>
          </draw:text-box>
        </draw:frame>
        <draw:custom-shape draw:style-name="gr29" draw:text-style-name="P9" xml:id="id19" draw:id="id19" draw:layer="layout" svg:width="6cm" svg:height="2cm" draw:transform="rotate (1.5707963267949) translate (19.8cm 18.9cm)">
          <text:p text:style-name="P4"><text:span text:style-name="T6">PERCEPT_DEPTH</text:span></text:p>
          <draw:enhanced-geometry svg:viewBox="0 0 21600 21600" draw:type="rectangle" draw:enhanced-path="M 0 0 L 21600 0 21600 21600 0 21600 0 0 Z N"/>
        </draw:custom-shape>
        <draw:custom-shape draw:style-name="gr17" draw:text-style-name="P14" xml:id="id18" draw:id="id18" draw:layer="layout" svg:width="6.8cm" svg:height="2cm" svg:x="14.9cm" svg:y="9.3cm">
          <text:p text:style-name="P4"><text:span text:style-name="T12">MEMORY_PERCEPTUAL</text:span></text:p>
          <draw:enhanced-geometry svg:viewBox="0 0 21600 21600" draw:type="rectangle" draw:enhanced-path="M 0 0 L 21600 0 21600 21600 0 21600 0 0 Z N"/>
        </draw:custom-shape>
        <draw:connector draw:style-name="gr23" draw:text-style-name="P4" draw:layer="layout" svg:x1="14.9cm" svg:y1="10.3cm" svg:x2="9.6cm" svg:y2="10.7cm" draw:start-shape="id18" draw:start-glue-point="3" draw:end-shape="id8" draw:end-glue-point="2" svg:d="M14900 10300h-950v950h-4350v-550" svg:viewBox="0 0 5301 951">
          <text:p/>
        </draw:connector>
        <draw:connector draw:style-name="gr23" draw:text-style-name="P4" draw:layer="layout" draw:line-skew="0.45cm" svg:x1="21.7cm" svg:y1="10.3cm" svg:x2="21.7cm" svg:y2="4.9cm" draw:start-shape="id18" draw:end-shape="id9" draw:end-glue-point="1" svg:d="M21700 10300h1000v-5400h-1000" svg:viewBox="0 0 1001 5401">
          <text:p/>
        </draw:connector>
        <draw:connector draw:style-name="gr23" draw:text-style-name="P4" draw:layer="layout" svg:x1="18.3cm" svg:y1="11.3cm" svg:x2="20.8cm" svg:y2="12.9cm" draw:start-shape="id18" draw:end-shape="id19" draw:end-glue-point="1" svg:d="M18300 11300v800h2500v800" svg:viewBox="0 0 2501 1601">
          <text:p/>
        </draw:connector>
        <draw:connector draw:style-name="gr23" draw:text-style-name="P4" draw:layer="layout" svg:x1="21.7cm" svg:y1="10.3cm" svg:x2="21.7cm" svg:y2="7.6cm" draw:start-shape="id18" draw:start-glue-point="1" draw:end-shape="id10" draw:end-glue-point="1" svg:d="M21700 10300h550v-2700h-550" svg:viewBox="0 0 551 2701">
          <text:p/>
        </draw:connector>
        <draw:connector draw:style-name="gr23" draw:text-style-name="P4" draw:layer="layout" svg:x1="18.3cm" svg:y1="11.3cm" svg:x2="18.3cm" svg:y2="12.9cm" draw:start-shape="id18" draw:start-glue-point="2" draw:end-shape="id20" draw:end-glue-point="1" svg:d="M18300 11300v1600" svg:viewBox="0 0 1 1601">
          <text:p/>
        </draw:connector>
        <draw:connector draw:style-name="gr23" draw:text-style-name="P4" draw:layer="layout" svg:x1="18.3cm" svg:y1="11.3cm" svg:x2="12cm" svg:y2="12.9cm" draw:start-shape="id18" draw:start-glue-point="2" draw:end-shape="id15" svg:d="M18300 11300v800h-6300v800" svg:viewBox="0 0 6301 1601">
          <text:p/>
        </draw:connector>
        <draw:connector draw:style-name="gr23" draw:text-style-name="P4" draw:layer="layout" svg:x1="18.3cm" svg:y1="11.3cm" svg:x2="9.6cm" svg:y2="12.9cm" draw:start-shape="id18" draw:end-shape="id14" draw:end-glue-point="1" svg:d="M18300 11300v800h-8700v800" svg:viewBox="0 0 8701 1601">
          <text:p/>
        </draw:connector>
        <draw:connector draw:style-name="gr23" draw:text-style-name="P4" draw:layer="layout" svg:x1="18.3cm" svg:y1="11.3cm" svg:x2="7.2cm" svg:y2="12.883cm" draw:start-shape="id18" draw:start-glue-point="2" draw:end-shape="id12" draw:end-glue-point="1" svg:d="M18300 11300v792h-11100v791" svg:viewBox="0 0 11101 158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10T22:06:03.186475461</dc:date>
    <dc:creator>Sergey Budaev</dc:creator>
    <meta:editing-duration>PT5H8M41S</meta:editing-duration>
    <meta:editing-cycles>118</meta:editing-cycles>
    <meta:generator>LibreOffice/5.0.3.2$Linux_X86_64 LibreOffice_project/00m0$Build-2</meta:generator>
    <meta:document-statistic meta:object-count="58"/>
  </office:meta>
</office:document-meta>
</file>